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03000000F210DD7C79.svm" manifest:media-type=""/>
  <manifest:file-entry manifest:full-path="Pictures/20000001000001CD000002FDB50D4311.svm" manifest:media-type=""/>
  <manifest:file-entry manifest:full-path="Pictures/200000010000021D0000012969E53390.svm" manifest:media-type=""/>
  <manifest:file-entry manifest:full-path="Pictures/200000010000014600000129BBD7E211.svm" manifest:media-type=""/>
  <manifest:file-entry manifest:full-path="Pictures/200000010000022600000129C418B3BC.svm" manifest:media-type=""/>
  <manifest:file-entry manifest:full-path="Pictures/20000001000003950000034E9B55A79E.svm" manifest:media-type=""/>
  <manifest:file-entry manifest:full-path="Pictures/20000001000001420000012483F97882.svm" manifest:media-type=""/>
  <manifest:file-entry manifest:full-path="Pictures/200000010000014200000124D6958B0D.svm" manifest:media-type=""/>
  <manifest:file-entry manifest:full-path="Pictures/20000001000002220000012912A50554.svm" manifest:media-type=""/>
  <manifest:file-entry manifest:full-path="Pictures/200000010000022200000124B76C1147.svm" manifest:media-type=""/>
  <manifest:file-entry manifest:full-path="Pictures/200000010000014200000129F2269856.svm" manifest:media-type=""/>
  <manifest:file-entry manifest:full-path="Pictures/200000010000021D00000124666FB47C.svm" manifest:media-type=""/>
  <manifest:file-entry manifest:full-path="Pictures/20000001000001460000012477E671F7.svm" manifest:media-type=""/>
  <manifest:file-entry manifest:full-path="Pictures/200000020000025E000000C4C82AABB0.eps" manifest:media-type=""/>
  <manifest:file-entry manifest:full-path="Pictures/20000001000000FE000001038E021CBF.svm" manifest:media-type=""/>
  <manifest:file-entry manifest:full-path="Pictures/20000001000000FE000000F2E11C61C7.svm" manifest:media-type=""/>
  <manifest:file-entry manifest:full-path="Pictures/20000001000003910000034E7938C961.svm" manifest:media-type=""/>
  <manifest:file-entry manifest:full-path="Pictures/2000000100000222000001299AB1AE63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{E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\left(\frac{I_S}{\alpha_F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{C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\left(\frac{I_S}{\alpha_R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{E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C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i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8§display§\left(\frac{I_S}{\alpha_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frac{i_F}{\alpha_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{B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8§display§\left(\frac{I_S}{\alpha_F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15cm" svg:height="4.106cm" svg:x="0.793cm" svg:y="1.218cm">
          <draw:image xlink:href="Pictures/200000020000025E000000C4C82AABB0.eps" xlink:type="simple" xlink:show="embed" xlink:actuate="onLoad">
            <text:p/>
          </draw:image>
        </draw:frame>
        <draw:frame draw:style-name="gr2" draw:text-style-name="P3" draw:layer="layout" svg:width="0.869cm" svg:height="0.916cm" svg:x="10.546cm" svg:y="5.86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7.013cm" svg:y="5.86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2" draw:text-style-name="P3" draw:layer="layout" svg:width="1.132cm" svg:height="0.916cm" svg:x="2.572cm" svg:y="5.86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line draw:style-name="gr3" draw:text-style-name="P4" draw:layer="layout" svg:x1="11.051cm" svg:y1="2.077cm" svg:x2="11.051cm" svg:y2="2.663cm">
          <text:p/>
        </draw:line>
        <draw:line draw:style-name="gr3" draw:text-style-name="P4" draw:layer="layout" svg:x1="11.062cm" svg:y1="3.605cm" svg:x2="10.06cm" svg:y2="3.605cm">
          <text:p/>
        </draw:line>
        <draw:line draw:style-name="gr3" draw:text-style-name="P4" draw:layer="layout" svg:x1="11.826cm" svg:y1="1.226cm" svg:x2="11.826cm" svg:y2="1.812cm">
          <text:p/>
        </draw:line>
        <draw:line draw:style-name="gr3" draw:text-style-name="P4" draw:layer="layout" svg:x1="11.663cm" svg:y1="5.605cm" svg:x2="12.249cm" svg:y2="5.605cm">
          <text:p/>
        </draw:line>
        <draw:line draw:style-name="gr3" draw:text-style-name="P4" draw:layer="layout" svg:x1="8.449cm" svg:y1="0.951cm" svg:x2="9.035cm" svg:y2="0.951cm">
          <text:p/>
        </draw:line>
        <draw:line draw:style-name="gr3" draw:text-style-name="P4" draw:layer="layout" svg:x1="7.807cm" svg:y1="2.88cm" svg:x2="6.805cm" svg:y2="2.88cm">
          <text:p/>
        </draw:line>
        <draw:line draw:style-name="gr3" draw:text-style-name="P4" draw:layer="layout" svg:x1="8.59cm" svg:y1="5.324cm" svg:x2="8.59cm" svg:y2="4.738cm">
          <text:p/>
        </draw:line>
        <draw:line draw:style-name="gr3" draw:text-style-name="P4" draw:layer="layout" svg:x1="1.579cm" svg:y1="3.099cm" svg:x2="0.8cm" svg:y2="3.099cm">
          <text:p/>
        </draw:line>
        <draw:line draw:style-name="gr3" draw:text-style-name="P4" draw:layer="layout" svg:x1="0.848cm" svg:y1="0.968cm" svg:x2="1.627cm" svg:y2="0.968cm">
          <text:p/>
        </draw:line>
        <draw:line draw:style-name="gr3" draw:text-style-name="P4" draw:layer="layout" svg:x1="1.559cm" svg:y1="5.638cm" svg:x2="0.78cm" svg:y2="5.638cm">
          <text:p/>
        </draw:line>
        <draw:line draw:style-name="gr3" draw:text-style-name="P4" draw:layer="layout" svg:x1="2.246cm" svg:y1="1.32cm" svg:x2="2.246cm" svg:y2="1.906cm">
          <text:p/>
        </draw:line>
        <draw:line draw:style-name="gr3" draw:text-style-name="P4" draw:layer="layout" svg:x1="5.464cm" svg:y1="1.778cm" svg:x2="5.464cm" svg:y2="1.255cm">
          <text:p/>
        </draw:line>
        <draw:line draw:style-name="gr3" draw:text-style-name="P4" draw:layer="layout" svg:x1="2.316cm" svg:y1="5.174cm" svg:x2="2.316cm" svg:y2="4.588cm">
          <text:p/>
        </draw:line>
        <draw:line draw:style-name="gr3" draw:text-style-name="P4" draw:layer="layout" svg:x1="5.442cm" svg:y1="4.74cm" svg:x2="5.442cm" svg:y2="5.326cm">
          <text:p/>
        </draw:line>
        <draw:frame draw:style-name="gr4" draw:text-style-name="P1" draw:layer="layout" svg:width="0.31cm" svg:height="0.289cm" svg:x="0.346cm" svg:y="1.057cm">
          <draw:image xlink:href="Pictures/2000000100000103000000F210DD7C79.svm" xlink:type="simple" xlink:show="embed" xlink:actuate="onLoad">
            <text:p/>
          </draw:image>
        </draw:frame>
        <draw:frame draw:style-name="gr5" draw:text-style-name="P1" draw:layer="layout" svg:width="0.304cm" svg:height="0.289cm" svg:x="0.346cm" svg:y="3.211cm">
          <draw:image xlink:href="Pictures/20000001000000FE000000F2E11C61C7.svm" xlink:type="simple" xlink:show="embed" xlink:actuate="onLoad">
            <text:p/>
          </draw:image>
        </draw:frame>
        <draw:frame draw:style-name="gr6" draw:text-style-name="P1" draw:layer="layout" svg:width="0.304cm" svg:height="0.31cm" svg:x="0.346cm" svg:y="5.167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9cm" svg:height="0.349cm" svg:x="0.894cm" svg:y="0.403cm">
          <draw:image xlink:href="Pictures/20000001000001460000012477E671F7.svm" xlink:type="simple" xlink:show="embed" xlink:actuate="onLoad">
            <text:p/>
          </draw:image>
        </draw:frame>
        <draw:frame draw:style-name="gr8" draw:text-style-name="P1" draw:layer="layout" svg:width="0.648cm" svg:height="0.349cm" svg:x="2.465cm" svg:y="1.385cm">
          <draw:image xlink:href="Pictures/200000010000021D00000124666FB47C.svm" xlink:type="simple" xlink:show="embed" xlink:actuate="onLoad">
            <text:p/>
          </draw:image>
        </draw:frame>
        <draw:frame draw:style-name="gr9" draw:text-style-name="P1" draw:layer="layout" svg:width="0.385cm" svg:height="0.349cm" svg:x="0.894cm" svg:y="2.595cm">
          <draw:image xlink:href="Pictures/20000001000001420000012483F97882.svm" xlink:type="simple" xlink:show="embed" xlink:actuate="onLoad">
            <text:p/>
          </draw:image>
        </draw:frame>
        <draw:frame draw:style-name="gr10" draw:text-style-name="P1" draw:layer="layout" svg:width="0.733cm" svg:height="0.676cm" svg:x="0.742cm" svg:y="1.63cm">
          <draw:image xlink:href="Pictures/20000001000003950000034E9B55A79E.svm" xlink:type="simple" xlink:show="embed" xlink:actuate="onLoad">
            <text:p/>
          </draw:image>
        </draw:frame>
        <draw:frame draw:style-name="gr11" draw:text-style-name="P1" draw:layer="layout" svg:width="0.654cm" svg:height="0.355cm" svg:x="2.465cm" svg:y="4.708cm">
          <draw:image xlink:href="Pictures/2000000100000222000001299AB1AE63.svm" xlink:type="simple" xlink:show="embed" xlink:actuate="onLoad">
            <text:p/>
          </draw:image>
        </draw:frame>
        <draw:frame draw:style-name="gr12" draw:text-style-name="P1" draw:layer="layout" svg:width="0.73cm" svg:height="0.676cm" svg:x="0.76cm" svg:y="4.001cm">
          <draw:image xlink:href="Pictures/20000001000003910000034E7938C961.svm" xlink:type="simple" xlink:show="embed" xlink:actuate="onLoad">
            <text:p/>
          </draw:image>
        </draw:frame>
        <draw:frame draw:style-name="gr13" draw:text-style-name="P1" draw:layer="layout" svg:width="0.385cm" svg:height="0.355cm" svg:x="0.894cm" svg:y="5.748cm">
          <draw:image xlink:href="Pictures/200000010000014200000129F2269856.svm" xlink:type="simple" xlink:show="embed" xlink:actuate="onLoad">
            <text:p/>
          </draw:image>
        </draw:frame>
        <draw:frame draw:style-name="gr14" draw:text-style-name="P1" draw:layer="layout" svg:width="0.654cm" svg:height="0.355cm" svg:x="5.617cm" svg:y="1.364cm">
          <draw:image xlink:href="Pictures/20000001000002220000012912A50554.svm" xlink:type="simple" xlink:show="embed" xlink:actuate="onLoad">
            <text:p/>
          </draw:image>
        </draw:frame>
        <draw:frame draw:style-name="gr15" draw:text-style-name="P1" draw:layer="layout" svg:width="0.39cm" svg:height="0.355cm" svg:x="4.35cm" svg:y="1.969cm">
          <draw:image xlink:href="Pictures/200000010000014600000129BBD7E211.svm" xlink:type="simple" xlink:show="embed" xlink:actuate="onLoad">
            <text:p/>
          </draw:image>
        </draw:frame>
        <draw:frame draw:style-name="gr16" draw:text-style-name="P1" draw:layer="layout" svg:width="0.648cm" svg:height="0.355cm" svg:x="5.617cm" svg:y="4.766cm">
          <draw:image xlink:href="Pictures/200000010000021D0000012969E53390.svm" xlink:type="simple" xlink:show="embed" xlink:actuate="onLoad">
            <text:p/>
          </draw:image>
        </draw:frame>
        <draw:frame draw:style-name="gr17" draw:text-style-name="P1" draw:layer="layout" svg:width="0.385cm" svg:height="0.349cm" svg:x="4.35cm" svg:y="4.164cm">
          <draw:image xlink:href="Pictures/200000010000014200000124D6958B0D.svm" xlink:type="simple" xlink:show="embed" xlink:actuate="onLoad">
            <text:p/>
          </draw:image>
        </draw:frame>
        <draw:frame draw:style-name="gr4" draw:text-style-name="P1" draw:layer="layout" svg:width="0.31cm" svg:height="0.289cm" svg:x="9.115cm" svg:y="1.076cm">
          <draw:image xlink:href="Pictures/2000000100000103000000F210DD7C79.svm" xlink:type="simple" xlink:show="embed" xlink:actuate="onLoad">
            <text:p/>
          </draw:image>
        </draw:frame>
        <draw:frame draw:style-name="gr5" draw:text-style-name="P1" draw:layer="layout" svg:width="0.304cm" svg:height="0.289cm" svg:x="6.321cm" svg:y="3.041cm">
          <draw:image xlink:href="Pictures/20000001000000FE000000F2E11C61C7.svm" xlink:type="simple" xlink:show="embed" xlink:actuate="onLoad">
            <text:p/>
          </draw:image>
        </draw:frame>
        <draw:frame draw:style-name="gr6" draw:text-style-name="P1" draw:layer="layout" svg:width="0.304cm" svg:height="0.31cm" svg:x="8.135cm" svg:y="5.488cm">
          <draw:image xlink:href="Pictures/20000001000000FE000001038E021CBF.svm" xlink:type="simple" xlink:show="embed" xlink:actuate="onLoad">
            <text:p/>
          </draw:image>
        </draw:frame>
        <draw:frame draw:style-name="gr4" draw:text-style-name="P1" draw:layer="layout" svg:width="0.31cm" svg:height="0.289cm" svg:x="11.402cm" svg:y="0.812cm">
          <draw:image xlink:href="Pictures/2000000100000103000000F210DD7C79.svm" xlink:type="simple" xlink:show="embed" xlink:actuate="onLoad">
            <text:p/>
          </draw:image>
        </draw:frame>
        <draw:frame draw:style-name="gr5" draw:text-style-name="P1" draw:layer="layout" svg:width="0.304cm" svg:height="0.289cm" svg:x="9.609cm" svg:y="3.192cm">
          <draw:image xlink:href="Pictures/20000001000000FE000000F2E11C61C7.svm" xlink:type="simple" xlink:show="embed" xlink:actuate="onLoad">
            <text:p/>
          </draw:image>
        </draw:frame>
        <draw:frame draw:style-name="gr6" draw:text-style-name="P1" draw:layer="layout" svg:width="0.304cm" svg:height="0.31cm" svg:x="12.388cm" svg:y="5.147cm">
          <draw:image xlink:href="Pictures/20000001000000FE000001038E021CBF.svm" xlink:type="simple" xlink:show="embed" xlink:actuate="onLoad">
            <text:p/>
          </draw:image>
        </draw:frame>
        <draw:frame draw:style-name="gr15" draw:text-style-name="P1" draw:layer="layout" svg:width="0.39cm" svg:height="0.355cm" svg:x="8.697cm" svg:y="2.044cm">
          <draw:image xlink:href="Pictures/200000010000014600000129BBD7E211.svm" xlink:type="simple" xlink:show="embed" xlink:actuate="onLoad">
            <text:p/>
          </draw:image>
        </draw:frame>
        <draw:frame draw:style-name="gr18" draw:text-style-name="P1" draw:layer="layout" svg:width="0.659cm" svg:height="0.355cm" svg:x="6.938cm" svg:y="2.404cm">
          <draw:image xlink:href="Pictures/200000010000022600000129C418B3BC.svm" xlink:type="simple" xlink:show="embed" xlink:actuate="onLoad">
            <text:p/>
          </draw:image>
        </draw:frame>
        <draw:frame draw:style-name="gr11" draw:text-style-name="P1" draw:layer="layout" svg:width="0.654cm" svg:height="0.355cm" svg:x="8.754cm" svg:y="4.86cm">
          <draw:image xlink:href="Pictures/2000000100000222000001299AB1AE63.svm" xlink:type="simple" xlink:show="embed" xlink:actuate="onLoad">
            <text:p/>
          </draw:image>
        </draw:frame>
        <draw:frame draw:style-name="gr19" draw:text-style-name="P1" draw:layer="layout" svg:width="0.73cm" svg:height="0.676cm" svg:x="7.155cm" svg:y="3.888cm">
          <draw:image xlink:href="Pictures/20000001000003910000034E7938C961.svm" xlink:type="simple" xlink:show="embed" xlink:actuate="onLoad">
            <text:p/>
          </draw:image>
        </draw:frame>
        <draw:frame draw:style-name="gr8" draw:text-style-name="P1" draw:layer="layout" svg:width="0.648cm" svg:height="0.349cm" svg:x="12.008cm" svg:y="1.311cm">
          <draw:image xlink:href="Pictures/200000010000021D00000124666FB47C.svm" xlink:type="simple" xlink:show="embed" xlink:actuate="onLoad">
            <text:p/>
          </draw:image>
        </draw:frame>
        <draw:frame draw:style-name="gr20" draw:text-style-name="P1" draw:layer="layout" svg:width="0.552cm" svg:height="0.917cm" svg:x="10.319cm" svg:y="1.934cm">
          <draw:image xlink:href="Pictures/20000001000001CD000002FDB50D4311.svm" xlink:type="simple" xlink:show="embed" xlink:actuate="onLoad">
            <text:p/>
          </draw:image>
        </draw:frame>
        <draw:frame draw:style-name="gr21" draw:text-style-name="P1" draw:layer="layout" svg:width="0.654cm" svg:height="0.349cm" svg:x="10.285cm" svg:y="3.786cm">
          <draw:image xlink:href="Pictures/200000010000022200000124B76C1147.svm" xlink:type="simple" xlink:show="embed" xlink:actuate="onLoad">
            <text:p/>
          </draw:image>
        </draw:frame>
        <draw:frame draw:style-name="gr17" draw:text-style-name="P1" draw:layer="layout" svg:width="0.385cm" svg:height="0.349cm" svg:x="11.969cm" svg:y="4.221cm">
          <draw:image xlink:href="Pictures/200000010000014200000124D6958B0D.svm" xlink:type="simple" xlink:show="embed" xlink:actuate="onLoad">
            <text:p/>
          </draw:image>
        </draw:frame>
        <draw:frame draw:style-name="gr22" draw:text-style-name="P1" draw:layer="layout" svg:width="0.733cm" svg:height="0.676cm" svg:x="11.984cm" svg:y="2.054cm">
          <draw:image xlink:href="Pictures/20000001000003950000034E9B55A79E.svm" xlink:type="simple" xlink:show="embed" xlink:actuate="onLoad">
            <text:p/>
          </draw:image>
        </draw:frame>
        <draw:frame draw:style-name="gr16" draw:text-style-name="P1" draw:layer="layout" svg:width="0.648cm" svg:height="0.355cm" svg:x="11.611cm" svg:y="5.749cm">
          <draw:image xlink:href="Pictures/200000010000021D0000012969E53390.svm" xlink:type="simple" xlink:show="embed" xlink:actuate="onLoad">
            <text:p/>
          </draw:image>
        </draw:frame>
        <draw:frame draw:style-name="gr14" draw:text-style-name="P1" draw:layer="layout" svg:width="0.654cm" svg:height="0.355cm" svg:x="8.358cm" svg:y="0.419cm">
          <draw:image xlink:href="Pictures/20000001000002220000012912A5055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05:09.463804225</dc:date>
    <meta:editing-duration>PT11M53S</meta:editing-duration>
    <meta:editing-cycles>2</meta:editing-cycles>
    <meta:generator>LibreOffice/4.2.8.2$Linux_x86 LibreOffice_project/420m0$Build-2</meta:generator>
    <meta:document-statistic meta:object-count="49"/>
  </office:meta>
</office:document-meta>
</file>